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0000000041D000000DC6DBE55DE14E7D2F2.png" manifest:media-type="image/png"/>
  <manifest:file-entry manifest:full-path="Pictures/10000000000004640000007E71251BA9C81F55A0.png" manifest:media-type="image/png"/>
  <manifest:file-entry manifest:full-path="Pictures/100000000000041E000000C18447CA4789F52946.png" manifest:media-type="image/png"/>
  <manifest:file-entry manifest:full-path="Pictures/1000000000000169000000E9E7FD4F25C9C6214A.png" manifest:media-type="image/png"/>
  <manifest:file-entry manifest:full-path="Pictures/10000000000003E400000164B07BC9139EA49C9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8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4.466cm" loext:decorative="false"/>
      <style:paragraph-properties style:writing-mode="lr-tb"/>
    </style:style>
    <style:style style:name="gr5" style:family="graphic" style:parent-style-name="无填充且无边框的对象">
      <style:graphic-properties svg:stroke-color="#ff4000" draw:fill="none" draw:fill-color="#729fcf" loext:fill-use-slide-background="false" draw:textarea-horizontal-align="center" draw:textarea-vertical-align="middle" draw:ole-draw-aspect="1" style:protect="size" loext:decorative="false"/>
    </style:style>
    <style:style style:name="gr6" style:family="graphic" style:parent-style-name="objectwithoutfill">
      <style:graphic-properties draw:stroke="dash" draw:stroke-dash="Dot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3.83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8cm" fo:min-width="8.52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4.529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5.975cm" fo:min-width="3.205cm" fo:padding-top="0.142cm" fo:padding-bottom="0.142cm" fo:padding-left="0.267cm" fo:padding-right="0.267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475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9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9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fo:color="#00a933" loext:opacity="100%" style:font-name="Arial" fo:font-size="12pt" style:font-size-asian="12pt" style:font-size-complex="12pt"/>
    </style:style>
    <style:style style:name="P4" style:family="paragraph">
      <loext:graphic-properties draw:fill="none" draw:fill-color="#ffffff"/>
      <style:text-properties fo:color="#ff0000" loext:opacity="100%" style:font-name="Arial" fo:font-size="12pt" style:font-size-asian="12pt" style:font-size-complex="12pt"/>
    </style:style>
    <style:style style:name="P5" style:family="paragraph">
      <style:text-properties style:font-size-asian="12pt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style:paragraph-properties fo:margin-top="0cm" fo:margin-bottom="0.2cm"/>
      <style:text-properties fo:font-size="12pt"/>
    </style:style>
    <style:style style:name="P8" style:family="paragraph">
      <loext:graphic-properties draw:fill="none" draw:fill-color="#ffffff"/>
      <style:paragraph-properties fo:margin-top="0cm" fo:margin-bottom="0.2cm"/>
      <style:text-properties fo:color="#00a933" loext:opacity="100%" style:font-name="Arial" fo:font-size="12pt" style:font-size-asian="12pt" style:font-size-complex="12pt"/>
    </style:style>
    <style:style style:name="P9" style:family="paragraph">
      <loext:graphic-properties draw:fill="none" draw:fill-color="#ffffff"/>
      <style:text-properties fo:color="#800080" loext:opacity="100%" style:font-name="Arial" fo:font-size="12pt" style:font-size-asian="12pt" style:font-size-complex="12pt"/>
    </style:style>
    <style:style style:name="P10" style:family="paragraph">
      <style:paragraph-properties fo:text-align="center"/>
      <style:text-properties style:font-name="Arial" fo:font-size="12pt" style:font-size-asian="12pt" style:font-size-complex="12pt"/>
    </style:style>
    <style:style style:name="P11" style:family="paragraph">
      <loext:graphic-properties draw:fill="none"/>
      <style:paragraph-properties fo:text-align="center" style:writing-mode="lr-tb"/>
      <style:text-properties style:font-name="Arial" fo:font-size="12pt" style:font-size-asian="12pt" style:font-size-complex="12pt"/>
    </style:style>
    <style:style style:name="P12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T1" style:family="text">
      <style:text-properties fo:color="#00a933" loext:opacity="100%" style:font-name="Arial" fo:font-size="12pt" style:font-size-asian="12pt" style:font-size-complex="12pt"/>
    </style:style>
    <style:style style:name="T2" style:family="text">
      <style:text-properties fo:color="#ff0000" loext:opacity="100%" style:font-name="Arial" fo:font-size="12pt" style:font-size-asian="12pt" style:font-size-complex="12pt"/>
    </style:style>
    <style:style style:name="T3" style:family="text">
      <style:text-properties fo:color="#ffbf00" loext:opacity="100%" style:font-name="Arial" fo:font-size="12pt" style:font-size-asian="12pt" style:font-size-complex="12pt"/>
    </style:style>
    <style:style style:name="T4" style:family="text">
      <style:text-properties fo:color="#000000" loext:opacity="100%" style:font-name="Arial" fo:font-size="12pt" style:font-name-asian="Arial" style:font-size-asian="12pt" style:font-size-complex="12pt"/>
    </style:style>
    <style:style style:name="T5" style:family="text">
      <style:text-properties fo:color="#800080" loext:opacity="100%" style:font-name="Arial" fo:font-size="12pt" style:font-size-asian="12pt" style:font-size-complex="12pt"/>
    </style:style>
    <style:style style:name="T6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6.346cm" svg:height="2.993cm" svg:x="1.16cm" svg:y="1.969cm">
          <draw:image xlink:href="Pictures/100000000000041E000000C18447CA4789F52946.png" xlink:type="simple" xlink:show="embed" xlink:actuate="onLoad" draw:mime-type="image/png">
            <text:p/>
          </draw:image>
        </draw:frame>
        <draw:frame draw:style-name="gr1" draw:text-style-name="P1" draw:layer="layout" svg:width="21.015cm" svg:height="2.355cm" svg:x="1.076cm" svg:y="17.092cm">
          <draw:image xlink:href="Pictures/10000000000004640000007E71251BA9C81F55A0.png" xlink:type="simple" xlink:show="embed" xlink:actuate="onLoad" draw:mime-type="image/png">
            <text:p/>
          </draw:image>
        </draw:frame>
        <draw:frame draw:style-name="gr1" draw:text-style-name="P1" draw:layer="layout" svg:width="18.429cm" svg:height="3.85cm" svg:x="1.262cm" svg:y="5.223cm">
          <draw:image xlink:href="Pictures/100000000000041D000000DC6DBE55DE14E7D2F2.png" xlink:type="simple" xlink:show="embed" xlink:actuate="onLoad" draw:mime-type="image/png">
            <text:p/>
          </draw:image>
        </draw:frame>
        <draw:frame draw:style-name="gr1" draw:text-style-name="P1" draw:layer="layout" svg:width="6.075cm" svg:height="3.921cm" svg:x="21.149cm" svg:y="5.543cm">
          <draw:image xlink:href="Pictures/1000000000000169000000E9E7FD4F25C9C6214A.png" xlink:type="simple" xlink:show="embed" xlink:actuate="onLoad" draw:mime-type="image/png">
            <text:p/>
          </draw:image>
        </draw:frame>
        <draw:frame draw:style-name="gr1" draw:text-style-name="P1" draw:layer="layout" svg:width="20.009cm" svg:height="7.151cm" svg:x="1.272cm" svg:y="9.006cm">
          <draw:image xlink:href="Pictures/10000000000003E400000164B07BC9139EA49C9A.png" xlink:type="simple" xlink:show="embed" xlink:actuate="onLoad" draw:mime-type="image/png">
            <text:p/>
          </draw:image>
        </draw:frame>
        <draw:frame draw:style-name="gr2" draw:text-style-name="P3" draw:layer="layout" svg:width="2.89cm" svg:height="0.725cm" svg:x="1cm" svg:y="1.296cm">
          <draw:text-box>
            <text:p text:style-name="P2"><text:span text:style-name="T1">PCB <text:s/>Layout</text:span></text:p>
          </draw:text-box>
        </draw:frame>
        <draw:frame draw:style-name="gr3" draw:text-style-name="P4" draw:layer="layout" svg:width="6.683cm" svg:height="0.725cm" svg:x="20.148cm" svg:y="1.577cm">
          <draw:text-box>
            <text:p text:style-name="P2"><text:span text:style-name="T2">Send data at speeds of 800Kbps</text:span></text:p>
          </draw:text-box>
        </draw:frame>
        <draw:frame draw:style-name="gr4" draw:text-style-name="P3" draw:layer="layout" svg:width="4.966cm" svg:height="0.81cm" svg:x="20.233cm" svg:y="2.62cm">
          <draw:text-box>
            <text:p text:style-name="P5"><text:span text:style-name="T1">一个</text:span><text:span text:style-name="T1">bit</text:span><text:span text:style-name="T1">的持续时间为：</text:span></text:p>
          </draw:text-box>
        </draw:frame>
        <draw:frame draw:style-name="gr5" draw:text-style-name="P6" draw:layer="layout" svg:width="3.742cm" svg:height="0.529cm" svg:x="21.871cm" svg:y="3.85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6" draw:text-style-name="P1" draw:layer="layout" svg:x1="1.297cm" svg:y1="5.012cm" svg:x2="28.315cm" svg:y2="5.088cm">
          <text:p/>
        </draw:line>
        <draw:frame draw:style-name="gr7" draw:text-style-name="P3" draw:layer="layout" svg:width="4.331cm" svg:height="0.81cm" svg:x="21.913cm" svg:y="10.023cm">
          <draw:text-box>
            <text:p text:style-name="P5"><text:span text:style-name="T1">采用归</text:span><text:span text:style-name="T1">0</text:span><text:span text:style-name="T1">码传输格式</text:span></text:p>
          </draw:text-box>
        </draw:frame>
        <draw:frame draw:style-name="gr8" draw:text-style-name="P8" draw:layer="layout" svg:width="9.022cm" svg:height="2.158cm" svg:x="19.661cm" svg:y="11.475cm">
          <draw:text-box>
            <text:p text:style-name="P7"><text:span text:style-name="T3">RESET </text:span><text:span text:style-name="T3">信号：</text:span></text:p>
            <text:p text:style-name="P7"><text:span text:style-name="T4">1. </text:span><text:span text:style-name="T4">默认情况下不发送</text:span><text:span text:style-name="T4">0/1</text:span><text:span text:style-name="T4">，就一直为低电平</text:span></text:p>
            <text:p text:style-name="P2"><text:span text:style-name="T4">2. </text:span><text:span text:style-name="T4">连续更新有可能需要专门给一个</text:span><text:span text:style-name="T4">RESET</text:span><text:span text:style-name="T4">码</text:span></text:p>
          </draw:text-box>
        </draw:frame>
        <draw:line draw:style-name="gr6" draw:text-style-name="P1" draw:layer="layout" svg:x1="1.297cm" svg:y1="16.359cm" svg:x2="28.315cm" svg:y2="16.435cm">
          <text:p/>
        </draw:line>
        <draw:frame draw:style-name="gr9" draw:text-style-name="P9" draw:layer="layout" svg:width="5.029cm" svg:height="0.81cm" svg:x="22.712cm" svg:y="17.892cm">
          <draw:text-box>
            <text:p text:style-name="P2"><text:span text:style-name="T5">RGB</text:span><text:span text:style-name="T5">格式， 高位先发送</text:span></text:p>
          </draw:text-box>
        </draw:frame>
      </draw:page>
      <draw:page draw:name="page2" draw:style-name="dp1" draw:master-page-name="默认">
        <draw:custom-shape draw:style-name="gr10" draw:text-style-name="P11" draw:layer="layout" svg:width="3.739cm" svg:height="6.259cm" svg:x="3.471cm" svg:y="1.806cm">
          <text:p text:style-name="P10"><text:span text:style-name="T6">ws2812_driver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.995cm" svg:y1="3.129cm" svg:x2="3.471cm" svg:y2="3.129cm">
          <text:p/>
        </draw:line>
        <draw:line draw:style-name="gr11" draw:text-style-name="P1" draw:layer="layout" svg:x1="1.944cm" svg:y1="4.114cm" svg:x2="3.42cm" svg:y2="4.114cm">
          <text:p/>
        </draw:line>
        <draw:line draw:style-name="gr11" draw:text-style-name="P1" draw:layer="layout" svg:x1="1.995cm" svg:y1="6.894cm" svg:x2="3.471cm" svg:y2="6.894cm">
          <text:p/>
        </draw:line>
        <draw:frame draw:style-name="gr12" draw:text-style-name="P12" draw:layer="layout" svg:width="1.586cm" svg:height="0.725cm" svg:x="1.793cm" svg:y="2.365cm">
          <draw:text-box>
            <text:p><text:span text:style-name="T6">clk_in</text:span></text:p>
          </draw:text-box>
        </draw:frame>
        <draw:frame draw:style-name="gr13" draw:text-style-name="P12" draw:layer="layout" svg:width="2.013cm" svg:height="0.725cm" svg:x="1.58cm" svg:y="3.358cm">
          <draw:text-box>
            <text:p><text:span text:style-name="T6">rst_n_in</text:span></text:p>
          </draw:text-box>
        </draw:frame>
        <draw:frame draw:style-name="gr14" draw:text-style-name="P12" draw:layer="layout" svg:width="2.569cm" svg:height="0.725cm" svg:x="1.59cm" svg:y="6.182cm">
          <draw:text-box>
            <text:p><text:span text:style-name="T6">code_in</text:span></text:p>
          </draw:text-box>
        </draw:frame>
        <draw:line draw:style-name="gr11" draw:text-style-name="P1" draw:layer="layout" svg:x1="7.202cm" svg:y1="3.457cm" svg:x2="8.678cm" svg:y2="3.457cm">
          <text:p/>
        </draw:line>
        <draw:line draw:style-name="gr11" draw:text-style-name="P1" draw:layer="layout" svg:x1="7.202cm" svg:y1="6.261cm" svg:x2="8.678cm" svg:y2="6.261cm">
          <text:p/>
        </draw:line>
        <draw:frame draw:style-name="gr15" draw:text-style-name="P12" draw:layer="layout" svg:width="2.796cm" svg:height="0.725cm" svg:x="7.065cm" svg:y="2.797cm">
          <draw:text-box>
            <text:p><text:span text:style-name="T6">ws2812_out</text:span></text:p>
          </draw:text-box>
        </draw:frame>
        <draw:frame draw:style-name="gr16" draw:text-style-name="P12" draw:layer="layout" svg:width="2.394cm" svg:height="0.725cm" svg:x="7.065cm" svg:y="5.635cm">
          <draw:text-box>
            <text:p><text:span text:style-name="T6">ready_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5T16:52:12.264000000</meta:creation-date>
    <dc:date>2024-01-15T20:10:16.197000000</dc:date>
    <meta:editing-duration>PT6M15S</meta:editing-duration>
    <meta:editing-cycles>4</meta:editing-cycles>
    <meta:generator>LibreOffice/7.6.0.3$Windows_X86_64 LibreOffice_project/69edd8b8ebc41d00b4de3915dc82f8f0fc3b6265</meta:generator>
    <meta:document-statistic meta:object-count="25"/>
  </office:meta>
</office:document-meta>
</file>

<file path=Object 2/content.xml><?xml version="1.0" encoding="utf-8"?>
<math xmlns="http://www.w3.org/1998/Math/MathML" display="block">
  <semantics>
    <mrow>
      <mrow>
        <mn>1</mn>
        <mo stretchy="false">÷</mo>
        <mn>800</mn>
      </mrow>
      <mrow>
        <mrow>
          <mi>k</mi>
          <mo stretchy="false">×</mo>
          <msup>
            <mn>1</mn>
            <mn>6</mn>
          </msup>
        </mrow>
        <mo stretchy="false">=</mo>
        <mn>1.25</mn>
      </mrow>
      <mi mathvariant="italic">us</mi>
    </mrow>
    <annotation encoding="StarMath 5.0">1 div 800k  times 1^{6} =    1.25 us
</annotation>
  </semantics>
</math>
</file>